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1"/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80325770" text:style-name="L1">
        <text:list-item>
          <text:p text:style-name="P1">CPU time with n 10000000, nsteps 500 = 16.9818300 seconds</text:p>
        </text:list-item>
        <text:list-item>
          <text:p text:style-name="P1">CPU time with n 10000000, nsteps 1000 = 35.5319356 seconds</text:p>
        </text:list-item>
        <text:list-item>
          <text:p text:style-name="P1">CPU time with n 10000000, nsteps 1500 = 51.4477029 seconds</text:p>
        </text:list-item>
        <text:list-item>
          <text:p text:style-name="P1">CPU time with n 10000000, nsteps 2000 = 66.7861414 seconds</text:p>
        </text:list-item>
        <text:list-item>
          <text:p text:style-name="P1">CPU time with n 10000000, nsteps 2500 = 85.1304390 seconds</text:p>
        </text:list-item>
        <text:list-item>
          <text:p text:style-name="P1">CPU time with n 10000000, nsteps 3000 = 100.0424979 seconds</text:p>
        </text:list-item>
        <text:list-item>
          <text:p text:style-name="P1">CPU time with n 10000000, nsteps 3500 = 114.6713751 seconds</text:p>
        </text:list-item>
        <text:list-item>
          <text:p text:style-name="P1">CPU time with n 10000000, nsteps 4000 = 132.8937013 seconds</text:p>
        </text:list-item>
        <text:list-item>
          <text:p text:style-name="P1">CPU time with n 10000000, nsteps 500 = 16.7022994 seconds</text:p>
        </text:list-item>
        <text:list-item>
          <text:p text:style-name="P1">CPU time with n 10000000, nsteps 1000 = 33.2106556 seconds</text:p>
        </text:list-item>
        <text:list-item>
          <text:p text:style-name="P1">CPU time with n 10000000, nsteps 1500 = 49.9607460 seconds</text:p>
        </text:list-item>
        <text:list-item>
          <text:p text:style-name="P1">CPU time with n 10000000, nsteps 2000 = 66.2822155 seconds</text:p>
        </text:list-item>
        <text:list-item>
          <text:p text:style-name="P1">CPU time with n 10000000, nsteps 2500 = 83.3035787 seconds</text:p>
        </text:list-item>
        <text:list-item>
          <text:p text:style-name="P1">CPU time with n 10000000, nsteps 3000 = 99.9075917 seconds</text:p>
        </text:list-item>
        <text:list-item>
          <text:p text:style-name="P1">CPU time with n 10000000, nsteps 3500 = 116.5894658 seconds</text:p>
        </text:list-item>
        <text:list-item>
          <text:p text:style-name="P1">CPU time with n 10000000, nsteps 4000 = 140.8742986 seconds</text:p>
        </text:list-item>
        <text:list-item>
          <text:p text:style-name="P1">CPU time with n 10000000, nsteps 500 = 16.6945448 seconds</text:p>
        </text:list-item>
        <text:list-item>
          <text:p text:style-name="P1">CPU time with n 10000000, nsteps 1000 = 33.2532777 seconds</text:p>
        </text:list-item>
        <text:list-item>
          <text:p text:style-name="P1">CPU time with n 10000000, nsteps 1500 = 50.2172359 seconds</text:p>
        </text:list-item>
        <text:list-item>
          <text:p text:style-name="P1">CPU time with n 10000000, nsteps 2000 = 66.6463611 seconds</text:p>
        </text:list-item>
        <text:list-item>
          <text:p text:style-name="P1">CPU time with n 10000000, nsteps 2500 = 83.3549079 seconds</text:p>
        </text:list-item>
        <text:list-item>
          <text:p text:style-name="P1">CPU time with n 10000000, nsteps 3000 = 100.3364248 seconds</text:p>
        </text:list-item>
        <text:list-item>
          <text:p text:style-name="P1">CPU time with n 10000000, nsteps 3500 = 117.4146344 seconds</text:p>
        </text:list-item>
        <text:list-item>
          <text:p text:style-name="P1">CPU time with n 10000000, nsteps 4000 = 133.6271687 seconds</text:p>
        </text:list-item>
        <text:list-item>
          <text:p text:style-name="P1">CPU time with n 10000000, nsteps 500 = 16.5902174 seconds</text:p>
        </text:list-item>
        <text:list-item>
          <text:p text:style-name="P1">CPU time with n 10000000, nsteps 1000 = 33.4781869 seconds</text:p>
        </text:list-item>
        <text:list-item>
          <text:p text:style-name="P1">CPU time with n 10000000, nsteps 1500 = 49.5249149 seconds</text:p>
        </text:list-item>
        <text:list-item>
          <text:p text:style-name="P1">CPU time with n 10000000, nsteps 2000 = 66.6578553 seconds</text:p>
        </text:list-item>
        <text:list-item>
          <text:p text:style-name="P1">CPU time with n 10000000, nsteps 2500 = 83.1430300 seconds</text:p>
        </text:list-item>
        <text:list-item>
          <text:p text:style-name="P1">CPU time with n 10000000, nsteps 3000 = 99.7256214 seconds</text:p>
        </text:list-item>
        <text:list-item>
          <text:p text:style-name="P1">CPU time with n 10000000, nsteps 3500 = 117.0279775 seconds</text:p>
        </text:list-item>
        <text:list-item>
          <text:p text:style-name="P1">CPU time with n 10000000, nsteps 4000 = 133.7588961 seconds</text:p>
        </text:list-item>
        <text:list-item>
          <text:p text:style-name="P1">CPU time with n 10000000, nsteps 500 = 16.6622765 seconds</text:p>
        </text:list-item>
        <text:list-item>
          <text:p text:style-name="P1">CPU time with n 10000000, nsteps 1000 = 34.5018863 seconds</text:p>
        </text:list-item>
        <text:list-item>
          <text:p text:style-name="P1">CPU time with n 10000000, nsteps 1500 = 49.5028773 seconds</text:p>
        </text:list-item>
        <text:list-item>
          <text:p text:style-name="P1">CPU time with n 10000000, nsteps 2000 = 66.5388556 seconds</text:p>
        </text:list-item>
        <text:list-item>
          <text:p text:style-name="P1">CPU time with n 10000000, nsteps 2500 = 83.6935831 seconds</text:p>
        </text:list-item>
        <text:list-item>
          <text:p text:style-name="P1">CPU time with n 10000000, nsteps 3000 = 100.0853704 seconds</text:p>
        </text:list-item>
        <text:list-item>
          <text:p text:style-name="P1">CPU time with n 10000000, nsteps 3500 = 117.4152506 seconds</text:p>
        </text:list-item>
        <text:list-item>
          <text:p text:style-name="P1">CPU time with n 10000000, nsteps 4000 = 133.6470619 seconds</text:p>
        </text:list-item>
        <text:list-item>
          <text:p text:style-name="P1">CPU time with n 10000000, nsteps 500 = 16.8196710 seconds</text:p>
        </text:list-item>
        <text:list-item>
          <text:p text:style-name="P1">CPU time with n 10000000, nsteps 1000 = 33.3951601 seconds</text:p>
        </text:list-item>
        <text:list-item>
          <text:p text:style-name="P1">CPU time with n 10000000, nsteps 1500 = 50.1585200 seconds</text:p>
        </text:list-item>
        <text:list-item>
          <text:p text:style-name="P1">CPU time with n 10000000, nsteps 2000 = 66.6009313 seconds</text:p>
        </text:list-item>
        <text:list-item>
          <text:p text:style-name="P1">CPU time with n 10000000, nsteps 2500 = 83.5735549 seconds</text:p>
        </text:list-item>
        <text:list-item>
          <text:p text:style-name="P1">CPU time with n 10000000, nsteps 3000 = 100.2160112 seconds</text:p>
        </text:list-item>
        <text:list-item>
          <text:p text:style-name="P1">CPU time with n 10000000, nsteps 3500 = 116.7393485 seconds</text:p>
        </text:list-item>
        <text:list-item>
          <text:p text:style-name="P1">CPU time with n 10000000, nsteps 4000 = 133.6403147 seconds</text:p>
        </text:list-item>
        <text:list-item>
          <text:p text:style-name="P1">CPU time with n 10000000, nsteps 500 = 16.8234407 seconds</text:p>
        </text:list-item>
        <text:list-item>
          <text:p text:style-name="P1">CPU time with n 10000000, nsteps 1000 = 33.4397197 seconds</text:p>
        </text:list-item>
        <text:list-item>
          <text:p text:style-name="P1">CPU time with n 10000000, nsteps 1500 = 50.0134507 seconds</text:p>
        </text:list-item>
        <text:list-item>
          <text:p text:style-name="P1">CPU time with n 10000000, nsteps 2000 = 66.6140073 seconds</text:p>
        </text:list-item>
        <text:list-item>
          <text:p text:style-name="P1">CPU time with n 10000000, nsteps 2500 = 84.1131285 seconds</text:p>
        </text:list-item>
        <text:list-item>
          <text:p text:style-name="P1">CPU time with n 10000000, nsteps 3000 = 99.7135155 seconds</text:p>
        </text:list-item>
        <text:list-item>
          <text:p text:style-name="P1">CPU time with n 10000000, nsteps 3500 = 117.1299420 seconds</text:p>
        </text:list-item>
        <text:list-item>
          <text:p text:style-name="P1">CPU time with n 10000000, nsteps 4000 = 133.5744180 seconds</text:p>
        </text:list-item>
        <text:list-item>
          <text:p text:style-name="P1">CPU time with n 10000000, nsteps 500 = 16.6272592 seconds</text:p>
        </text:list-item>
        <text:list-item>
          <text:p text:style-name="P1">CPU time with n 10000000, nsteps 1000 = 33.4877061 seconds</text:p>
        </text:list-item>
        <text:list-item>
          <text:p text:style-name="P1">CPU time with n 10000000, nsteps 1500 = 50.2537018 seconds</text:p>
        </text:list-item>
        <text:list-item>
          <text:p text:style-name="P1"><text:soft-page-break/>CPU time with n 10000000, nsteps 2000 = 66.3716323 seconds</text:p>
        </text:list-item>
        <text:list-item>
          <text:p text:style-name="P1">CPU time with n 10000000, nsteps 2500 = 83.4311476 seconds</text:p>
        </text:list-item>
        <text:list-item>
          <text:p text:style-name="P1">CPU time with n 10000000, nsteps 3000 = 99.6179034 seconds</text:p>
        </text:list-item>
        <text:list-item>
          <text:p text:style-name="P1">CPU time with n 10000000, nsteps 3500 = 116.2317784 seconds</text:p>
        </text:list-item>
        <text:list-item>
          <text:p text:style-name="P1">CPU time with n 10000000, nsteps 4000 = 133.7085496 seconds</text:p>
        </text:list-item>
        <text:list-item>
          <text:p text:style-name="P1">CPU time with n 10000000, nsteps 500 = 16.7293896 seconds</text:p>
        </text:list-item>
        <text:list-item>
          <text:p text:style-name="P1">CPU time with n 10000000, nsteps 1000 = 34.2104242 seconds</text:p>
        </text:list-item>
        <text:list-item>
          <text:p text:style-name="P1">CPU time with n 10000000, nsteps 1500 = 50.0046321 seconds</text:p>
        </text:list-item>
        <text:list-item>
          <text:p text:style-name="P1">CPU time with n 10000000, nsteps 2000 = 66.6147981 seconds</text:p>
        </text:list-item>
        <text:list-item>
          <text:p text:style-name="P1">CPU time with n 10000000, nsteps 2500 = 82.5711649 seconds</text:p>
        </text:list-item>
        <text:list-item>
          <text:p text:style-name="P1">CPU time with n 10000000, nsteps 3000 = 100.2033426 seconds</text:p>
        </text:list-item>
        <text:list-item>
          <text:p text:style-name="P1">CPU time with n 10000000, nsteps 3500 = 116.8467905 seconds</text:p>
        </text:list-item>
        <text:list-item>
          <text:p text:style-name="P1">CPU time with n 10000000, nsteps 4000 = 134.0217219 seconds</text:p>
        </text:list-item>
        <text:list-item>
          <text:p text:style-name="P1">CPU time with n 10000000, nsteps 500 = 16.7359181 seconds</text:p>
        </text:list-item>
        <text:list-item>
          <text:p text:style-name="P1">CPU time with n 10000000, nsteps 1000 = 33.3115384 seconds</text:p>
        </text:list-item>
        <text:list-item>
          <text:p text:style-name="P1">CPU time with n 10000000, nsteps 1500 = 50.1213930 seconds</text:p>
        </text:list-item>
        <text:list-item>
          <text:p text:style-name="P1">CPU time with n 10000000, nsteps 2000 = 66.4620811 seconds</text:p>
        </text:list-item>
        <text:list-item>
          <text:p text:style-name="P1">CPU time with n 10000000, nsteps 2500 = 83.9718343 seconds</text:p>
        </text:list-item>
        <text:list-item>
          <text:p text:style-name="P1">CPU time with n 10000000, nsteps 3000 = 100.6950637 seconds</text:p>
        </text:list-item>
        <text:list-item>
          <text:p text:style-name="P1">CPU time with n 10000000, nsteps 3500 = 116.9637888 seconds</text:p>
        </text:list-item>
        <text:list-item>
          <text:p text:style-name="P1">CPU time with n 10000000, nsteps 4000 = 133.9931555 second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31T21:59:36.097282864</dc:date>
    <meta:editing-duration>PT33S</meta:editing-duration>
    <meta:editing-cycles>1</meta:editing-cycles>
    <meta:document-statistic meta:table-count="0" meta:image-count="0" meta:object-count="0" meta:page-count="2" meta:paragraph-count="80" meta:word-count="880" meta:character-count="4887" meta:non-whitespace-character-count="4167"/>
    <meta:generator>LibreOffice/7.3.7.2$Linux_X86_64 LibreOffice_project/30$Build-2</meta:generator>
  </office:meta>
</office:document-meta>
</file>